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Farming Fantasy!</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4/27/2019</text:date>, <text:time>19:33: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4-27T19:33:51.17</dc:date>
    <meta:editing-duration>P129DT7H32M28S</meta:editing-duration>
    <meta:editing-cycles>1513</meta:editing-cycles>
    <dc:creator>Seab Dinch</dc:creator>
    <meta:document-statistic meta:table-count="1" meta:cell-count="7430" meta:object-count="0"/>
  </office:meta>
</office:document-meta>
</file>